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text-properties fo:font-weight="bold" officeooo:rsid="001477ba" officeooo:paragraph-rsid="001477ba" style:font-weight-asian="bold" style:font-weight-complex="bold"/>
    </style:style>
    <style:style style:name="P2" style:family="paragraph" style:parent-style-name="Standard">
      <style:paragraph-properties fo:text-align="start" style:justify-single-word="false" style:writing-mode="lr-tb"/>
      <style:text-properties fo:font-weight="normal" officeooo:rsid="001477ba" officeooo:paragraph-rsid="001477ba"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3300 and CS4300</text:p>
      <text:p text:style-name="P2"><text:tab/>CS3300 was a great learning experience for working on a large project over the course of a long time and through multiple sprints, rather than the standard coding assignemnts which are usually only worked on for a week or so. It was also interesting to work on the same code with multiple other people while also working on completely different features, and compiling our work into one application. However, our group in CS3300 did not really use branching at all, rather all pushing to main on a regular basis (somehow, our stuff worked). We also did not have any real testing, very unlike CS4300.</text:p>
      <text:p text:style-name="P2"><text:tab/>CS4300 on the other hand was really neat because we got to see the backend of how projects come together. Learning about Pull Requests, AI Code Reviews, and separate branches for new features was very interesting for me and I really enjoyed getting to see how it all came together.</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6T14:43:21</meta:creation-date>
    <dc:language>en-US</dc:language>
    <meta:editing-cycles>1</meta:editing-cycles>
    <meta:editing-duration>PT3M7S</meta:editing-duration>
    <meta:generator>LibreOffice/25.8.3.2$Linux_X86_64 LibreOffice_project/69c620f4d99e06f4c05a0e551b1b572b8c7ede69</meta:generator>
    <dc:date>2025-12-16T19:39:56.153970176</dc:date>
    <meta:document-statistic meta:table-count="0" meta:image-count="0" meta:object-count="0" meta:page-count="1" meta:paragraph-count="3" meta:word-count="157" meta:character-count="899" meta:non-whitespace-character-count="743"/>
    <meta:user-defined meta:name="AppVersion">15.0000</meta:user-defined>
  </office:meta>
</office:document-meta>
</file>